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16"/>
    <style:style style:name="ce4" style:family="table-cell" style:parent-style-name="Default" style:data-style-name="N116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16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>
            <text:p>R</text:p>
          </table:table-cell>
          <table:table-cell table:style-name="ce2" office:value-type="float" office:value="255">
            <text:p>255</text:p>
          </table:table-cell>
          <table:table-cell table:formula="of:=[.B1]/([.B5])" office:value-type="float" office:value="1">
            <text:p>1.00000</text:p>
          </table:table-cell>
          <table:table-cell table:style-name="ce1" office:value-type="string">
            <text:p>Y</text:p>
          </table:table-cell>
          <table:table-cell table:style-name="ce5" table:formula="of:=0.299*[.C1]+0.587*[.C2]+0.114*[.C3]" office:value-type="float" office:value="0.560325490196078">
            <text:p>0.56033</text:p>
          </table:table-cell>
        </table:table-row>
        <table:table-row table:style-name="ro1">
          <table:table-cell table:style-name="ce1" office:value-type="string">
            <text:p>G</text:p>
          </table:table-cell>
          <table:table-cell table:style-name="ce2" office:value-type="float" office:value="64">
            <text:p>64</text:p>
          </table:table-cell>
          <table:table-cell table:formula="of:=[.B2]/[.B5]" office:value-type="float" office:value="0.250980392156863">
            <text:p>0.25098</text:p>
          </table:table-cell>
          <table:table-cell table:style-name="ce1" office:value-type="string">
            <text:p>Cb</text:p>
          </table:table-cell>
          <table:table-cell table:style-name="ce5" table:formula="of:=-0.1687*[.C1]-0.3313*[.C2]+0.5*[.C3]+0.5" office:value-type="float" office:value="0.748150196078431">
            <text:p>0.74815</text:p>
          </table:table-cell>
        </table:table-row>
        <table:table-row table:style-name="ro1">
          <table:table-cell table:style-name="ce1" office:value-type="string">
            <text:p>B</text:p>
          </table:table-cell>
          <table:table-cell table:style-name="ce2" office:value-type="float" office:value="255">
            <text:p>255</text:p>
          </table:table-cell>
          <table:table-cell table:formula="of:=[.B3]/[.B5]" office:value-type="float" office:value="1">
            <text:p>1.00000</text:p>
          </table:table-cell>
          <table:table-cell table:style-name="ce1" office:value-type="string">
            <text:p>Cr</text:p>
          </table:table-cell>
          <table:table-cell table:style-name="ce5" table:formula="of:=0.5*[.C1]-0.4187*[.C2]-0.0813*[.C3]+0.5" office:value-type="float" office:value="0.813614509803922">
            <text:p>0.81361</text:p>
          </table:table-cell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table:style-name="ce1" office:value-type="string">
            <text:p>SB</text:p>
          </table:table-cell>
          <table:table-cell table:style-name="ce2" office:value-type="float" office:value="255">
            <text:p>25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Y</text:p>
          </table:table-cell>
          <table:table-cell table:style-name="ce3" office:value-type="float" office:value="0.56033">
            <text:p>0.56033</text:p>
          </table:table-cell>
          <table:table-cell table:style-name="ce4" office:value-type="string">
            <text:p>R</text:p>
          </table:table-cell>
          <table:table-cell table:style-name="ce3" table:formula="of:=[.B7]+1.402*([.B9]-0.5)" office:value-type="float" office:value="1.00001122">
            <text:p>1.00001</text:p>
          </table:table-cell>
          <table:table-cell table:formula="of:=[.D7]*[.B5]" office:value-type="float" office:value="255.0028611">
            <text:p>255.00286</text:p>
          </table:table-cell>
        </table:table-row>
        <table:table-row table:style-name="ro1">
          <table:table-cell table:style-name="ce1" office:value-type="string">
            <text:p>Cb</text:p>
          </table:table-cell>
          <table:table-cell table:style-name="ce3" office:value-type="float" office:value="0.74815">
            <text:p>0.74815</text:p>
          </table:table-cell>
          <table:table-cell table:style-name="ce4" office:value-type="string">
            <text:p>G</text:p>
          </table:table-cell>
          <table:table-cell table:style-name="ce3" table:formula="of:=[.B7]-0.34414*([.B8]-0.5)-0.71414*([.B9]-0.5)" office:value-type="float" office:value="0.2509702136">
            <text:p>0.25097</text:p>
          </table:table-cell>
          <table:table-cell table:formula="of:=[.D8]*[.B5]" office:value-type="float" office:value="63.997404468">
            <text:p>63.99740</text:p>
          </table:table-cell>
        </table:table-row>
        <table:table-row table:style-name="ro1">
          <table:table-cell table:style-name="ce1" office:value-type="string">
            <text:p>Cr</text:p>
          </table:table-cell>
          <table:table-cell table:style-name="ce3" office:value-type="float" office:value="0.81361">
            <text:p>0.81361</text:p>
          </table:table-cell>
          <table:table-cell table:style-name="ce4" office:value-type="string">
            <text:p>B</text:p>
          </table:table-cell>
          <table:table-cell table:style-name="ce3" table:formula="of:=[.B7]+1.772*([.B8]-0.5)" office:value-type="float" office:value="1.0000518">
            <text:p>1.00005</text:p>
          </table:table-cell>
          <table:table-cell table:formula="of:=[.D9]*[.B5]" office:value-type="float" office:value="255.013209">
            <text:p>255.01321</text:p>
          </table:table-cell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4">03/24/2010</text:date>, <text:time>11:2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4T09:08:21</meta:creation-date>
    <dc:date>2010-03-24T11:27:52</dc:date>
    <meta:editing-duration>PT00H03M50S</meta:editing-duration>
    <meta:editing-cycles>1</meta:editing-cycles>
    <meta:document-statistic meta:table-count="3" meta:cell-count="32" meta:object-count="0"/>
    <meta:generator>OpenOffice.org/3.1$Linux OpenOffice.org_project/310m19$Build-9420</meta:generator>
  </office:meta>
</office:document-meta>
</file>